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57.6pt" style:use-optimal-row-height="true" fo:break-before="auto"/>
    </style:style>
    <style:style style:name="ro5" style:family="table-row">
      <style:table-row-properties style:row-height="7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Mileage_for_OPCC_-_by_pay_r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MileageClaimID</text:p>
          </table:table-cell>
          <table:table-cell office:value-type="string" table:style-name="ce2">
            <text:p>EmpTyp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DestinationLocation</text:p>
          </table:table-cell>
          <table:table-cell office:value-type="string" table:style-name="ce2">
            <text:p>EndLocation</text:p>
          </table:table-cell>
          <table:table-cell office:value-type="string" table:style-name="ce2">
            <text:p>Miles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ClaimValue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68"/>
        </table:table-row>
        <table:table-row table:style-name="ro2">
          <table:table-cell office:value-type="float" office:value="601308" table:style-name="ce3">
            <text:p>60130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Trax</text:p>
          </table:table-cell>
          <table:table-cell office:value-type="date" office:date-value="2023-10-11T00:00:00" table:style-name="ce5">
            <text:p>11-Oct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3.5" table:style-name="ce6">
            <text:p>13.5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601309" table:style-name="ce3">
            <text:p>60130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eighbourhood Policing Conference</text:p>
          </table:table-cell>
          <table:table-cell office:value-type="date" office:date-value="2023-10-12T00:00:00" table:style-name="ce5">
            <text:p>12-Oct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Kassam Stadium</text:p>
          </table:table-cell>
          <table:table-cell office:value-type="string" table:style-name="ce4">
            <text:p>Home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3.05" table:style-name="ce6">
            <text:p>13.05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4">
          <table:table-cell office:value-type="float" office:value="601312" table:style-name="ce3">
            <text:p>60131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erkshire Judicial Service</text:p>
            <text:p>TVP/Hants Rural Crime</text:p>
          </table:table-cell>
          <table:table-cell office:value-type="date" office:date-value="2023-10-13T00:00:00" table:style-name="ce5">
            <text:p>13-Oct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84" table:style-name="ce3">
            <text:p>84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7.799999999999997" table:style-name="ce6">
            <text:p>37.8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601314" table:style-name="ce3">
            <text:p>60131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eading Crown Court Open Day</text:p>
          </table:table-cell>
          <table:table-cell office:value-type="date" office:date-value="2023-10-14T00:00:00" table:style-name="ce5">
            <text:p>14-Oct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76" table:style-name="ce3">
            <text:p>7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4.200000000000003" table:style-name="ce6">
            <text:p>34.2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5">
          <table:table-cell office:value-type="float" office:value="601316" table:style-name="ce3">
            <text:p>60131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Disc Promotion</text:p>
            <text:p>Valentine Club</text:p>
            <text:p>East Cherwell Community Foru,</text:p>
          </table:table-cell>
          <table:table-cell office:value-type="date" office:date-value="2023-10-17T00:00:00" table:style-name="ce5">
            <text:p>17-Oct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61" table:style-name="ce3">
            <text:p>161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72.45" table:style-name="ce6">
            <text:p>72.45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5">
          <table:table-cell office:value-type="float" office:value="601317" table:style-name="ce3">
            <text:p>60131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Midcounties Co-op</text:p>
            <text:p>Woodley Town Centre Partnership</text:p>
          </table:table-cell>
          <table:table-cell office:value-type="date" office:date-value="2023-10-18T00:00:00" table:style-name="ce5">
            <text:p>18-Oct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242" table:style-name="ce3">
            <text:p>242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08.9" table:style-name="ce6">
            <text:p>108.9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601319" table:style-name="ce3">
            <text:p>60131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O Prolific Offenders Round Table</text:p>
          </table:table-cell>
          <table:table-cell office:value-type="date" office:date-value="2023-10-23T00:00:00" table:style-name="ce5">
            <text:p>23-Oct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7.2" table:style-name="ce6">
            <text:p>7.2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601320" table:style-name="ce3">
            <text:p>60132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eart of Bucks Reception</text:p>
          </table:table-cell>
          <table:table-cell office:value-type="date" office:date-value="2023-10-25T00:00:00" table:style-name="ce5">
            <text:p>25-Oct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06" table:style-name="ce3">
            <text:p>10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47.7" table:style-name="ce6">
            <text:p>47.7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601321" table:style-name="ce3">
            <text:p>60132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Kidlington Voice Breakfast Meeting</text:p>
          </table:table-cell>
          <table:table-cell office:value-type="date" office:date-value="2023-10-27T00:00:00" table:style-name="ce5">
            <text:p>27-Oct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8.1" table:style-name="ce6">
            <text:p>8.1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601323" table:style-name="ce3">
            <text:p>60132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itizens' Advice</text:p>
          </table:table-cell>
          <table:table-cell office:value-type="date" office:date-value="2023-11-01T00:00:00" table:style-name="ce5">
            <text:p>01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7.2" table:style-name="ce6">
            <text:p>7.2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4">
          <table:table-cell office:value-type="float" office:value="601326" table:style-name="ce3">
            <text:p>60132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indsor: Retail Crime</text:p>
            <text:p>Community Fund</text:p>
          </table:table-cell>
          <table:table-cell office:value-type="date" office:date-value="2023-11-02T00:00:00" table:style-name="ce5">
            <text:p>02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65" table:style-name="ce3">
            <text:p>165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74.25" table:style-name="ce6">
            <text:p>74.25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4">
          <table:table-cell office:value-type="float" office:value="601330" table:style-name="ce3">
            <text:p>60133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Queens Park Arts Centre</text:p>
            <text:p>P&amp;C Panel</text:p>
            <text:p>Liaison</text:p>
          </table:table-cell>
          <table:table-cell office:value-type="date" office:date-value="2023-11-03T00:00:00" table:style-name="ce5">
            <text:p>03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eadquarters</text:p>
          </table:table-cell>
          <table:table-cell office:value-type="float" office:value="66" table:style-name="ce3">
            <text:p>66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9.7" table:style-name="ce6">
            <text:p>29.7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601333" table:style-name="ce3">
            <text:p>60133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LCJB</text:p>
            <text:p>Mitie</text:p>
          </table:table-cell>
          <table:table-cell office:value-type="date" office:date-value="2023-11-06T00:00:00" table:style-name="ce5">
            <text:p>06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79" table:style-name="ce3">
            <text:p>179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80.55" table:style-name="ce6">
            <text:p>80.55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601335" table:style-name="ce3">
            <text:p>60133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Gt Missenden Speedwatch</text:p>
          </table:table-cell>
          <table:table-cell office:value-type="date" office:date-value="2023-11-07T00:00:00" table:style-name="ce5">
            <text:p>07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82" table:style-name="ce3">
            <text:p>82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6.9" table:style-name="ce6">
            <text:p>36.9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601336" table:style-name="ce3">
            <text:p>60133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Governance Review</text:p>
          </table:table-cell>
          <table:table-cell office:value-type="date" office:date-value="2023-11-08T00:00:00" table:style-name="ce5">
            <text:p>08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3.5" table:style-name="ce6">
            <text:p>13.5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3">
          <table:table-cell office:value-type="float" office:value="601337" table:style-name="ce3">
            <text:p>60133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LF</text:p>
            <text:p>West Oxon Rural Forum</text:p>
          </table:table-cell>
          <table:table-cell office:value-type="date" office:date-value="2023-11-09T00:00:00" table:style-name="ce5">
            <text:p>09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Kassam Stadium</text:p>
          </table:table-cell>
          <table:table-cell office:value-type="string" table:style-name="ce4">
            <text:p>Home</text:p>
          </table:table-cell>
          <table:table-cell office:value-type="float" office:value="68" table:style-name="ce3">
            <text:p>68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0.6" table:style-name="ce6">
            <text:p>30.6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style-name="ro2">
          <table:table-cell office:value-type="float" office:value="601339" table:style-name="ce3">
            <text:p>60133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akeholder visits</text:p>
          </table:table-cell>
          <table:table-cell office:value-type="date" office:date-value="2023-11-10T00:00:00" table:style-name="ce5">
            <text:p>10-Nov-23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Out of Force</text:p>
          </table:table-cell>
          <table:table-cell office:value-type="string" table:style-name="ce4">
            <text:p>Home</text:p>
          </table:table-cell>
          <table:table-cell office:value-type="float" office:value="113" table:style-name="ce3">
            <text:p>113</text:p>
          </table:table-cell>
          <table:table-cell office:value-type="string" table:style-name="ce4">
            <text:p>Business Travel - Car</text:p>
          </table:table-cell>
          <table:table-cell office:value-type="string" table:style-name="ce4">
            <text:p>Out of Force Meeting</text:p>
          </table:table-cell>
          <table:table-cell office:value-type="string" table:style-name="ce4">
            <text:p>Paid</text:p>
          </table:table-cell>
          <table:table-cell office:value-type="float" office:value="50.85" table:style-name="ce6">
            <text:p>50.85</text:p>
          </table:table-cell>
          <table:table-cell office:value-type="float" office:value="11" table:style-name="ce7">
            <text:p>11</text:p>
          </table:table-cell>
          <table:table-cell office:value-type="float" office:value="2023" table:style-name="ce7">
            <text:p>2023</text:p>
          </table:table-cell>
          <table:table-cell table:number-columns-repeated="16368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hard Victoria</meta:initial-creator>
    <dc:creator>Roberts, Charlotte (C7904)</dc:creator>
    <meta:creation-date>2023-11-15T16:07:36Z</meta:creation-date>
    <dc:date>2023-12-04T11:28:44Z</dc:date>
  </office:meta>
</office:document-meta>
</file>